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3" style:family="graphic" style:parent-style-name="objectwithoutfill">
      <style:graphic-properties draw:fill="none" draw:textarea-vertical-align="middle" loext:decorative="false"/>
    </style:style>
    <style:style style:name="gr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0cm" fo:min-width="0cm" loext:decorative="false"/>
      <style:paragraph-properties style:writing-mode="lr-tb"/>
    </style:style>
    <style:style style:name="gr5" style:family="graphic" style:parent-style-name="objectwithoutfill">
      <style:graphic-properties draw:marker-start="Arrowheads_20_2" draw:marker-start-width="0.3cm" draw:marker-end="Arrowheads_20_3" draw:marker-end-width="0.3cm" draw:fill="none" draw:textarea-vertical-align="middle" loext:decorative="false"/>
    </style:style>
    <style:style style:name="gr6" style:family="graphic" style:parent-style-name="objectwithoutfill">
      <style:graphic-properties svg:stroke-color="#ff8000" draw:marker-start="Arrowheads_20_4" draw:marker-start-width="0.3cm" draw:marker-end="Arrowheads_20_5" draw:marker-end-width="0.3cm" draw:fill="none" draw:textarea-vertical-align="middle" loext:decorative="false"/>
    </style:style>
    <style:style style:name="gr7" style:family="graphic" style:parent-style-name="objectwithoutfill">
      <style:graphic-properties draw:marker-start="Arrowheads_20_6" draw:marker-start-width="0.3cm"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ff8000" draw:marker-start="Arrowheads_20_8" draw:marker-start-width="0.3cm" draw:marker-end="Arrowheads_20_9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10" style:family="graphic" style:parent-style-name="objectwithoutfill">
      <style:graphic-properties svg:stroke-color="#800080" draw:marker-end="Arrow" draw:marker-end-width="0.3cm" draw:fill="none" draw:textarea-vertical-align="middle" loext:decorative="false"/>
    </style:style>
    <style:style style:name="gr11" style:family="graphic" style:parent-style-name="objectwithoutfill">
      <style:graphic-properties svg:stroke-color="#800080" draw:fill="none" draw:textarea-vertical-align="middle" loext:decorative="false"/>
    </style:style>
    <style:style style:name="gr12" style:family="graphic" style:parent-style-name="objectwithoutfill">
      <style:graphic-properties svg:stroke-color="#ff8000" draw:marker-start="Arrow" draw:marker-start-width="0.3cm" draw:marker-end="Arrow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ff8000" draw:fill="none" draw:textarea-vertical-align="middle" loext:decorative="false"/>
    </style:style>
    <style:style style:name="gr14" style:family="graphic" style:parent-style-name="objectwithoutfill">
      <style:graphic-properties svg:stroke-color="#800080" draw:marker-start="Arrow" draw:marker-start-width="0.3cm" draw:marker-end="Arrow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00a933" draw:marker-start="Arrow" draw:marker-start-width="0.3cm" draw:marker-end="Arrow" draw:marker-end-width="0.3cm" draw:fill="none" draw:textarea-vertical-align="middle" loext:decorative="false"/>
    </style:style>
    <style:style style:name="gr16" style:family="graphic" style:parent-style-name="objectwithoutfill">
      <style:graphic-properties svg:stroke-color="#00a933" draw:marker-start="Arrowheads_20_12" draw:marker-start-width="0.3cm" draw:marker-end="Arrowheads_20_13" draw:marker-end-width="0.3cm" draw:fill="none" draw:textarea-vertical-align="middle" loext:decorative="false"/>
      <style:paragraph-properties style:writing-mode="lr-tb"/>
    </style:style>
    <style:style style:name="gr17" style:family="graphic" style:parent-style-name="standard">
      <style:graphic-properties svg:stroke-color="#ff0000" draw:marker-start="Arrow" draw:marker-start-width="0.3cm" draw:marker-end="Arrow" draw:marker-end-width="0.3cm" draw:textarea-vertical-align="middle" loext:decorative="false"/>
    </style:style>
    <style:style style:name="gr18" style:family="graphic" style:parent-style-name="standard">
      <style:graphic-properties svg:stroke-color="#ff0000" draw:marker-start="Arrowheads_20_10" draw:marker-start-width="0.3cm" draw:marker-end="Arrowheads_20_11" draw:marker-end-width="0.3cm" draw:textarea-vertical-align="middle" loext:decorative="false"/>
    </style:style>
    <style:style style:name="gr19" style:family="graphic" style:parent-style-name="objectwithoutfill">
      <style:graphic-properties svg:stroke-color="#00a933" draw:marker-end="Arrow" draw:marker-end-width="0.3cm" draw:fill="none" draw:textarea-vertical-align="middle" loext:decorative="false"/>
    </style:style>
    <style:style style:name="gr20" style:family="graphic" style:parent-style-name="standard">
      <style:graphic-properties svg:stroke-color="#2a6099" draw:marker-start="Arrow" draw:marker-start-width="0.3cm" draw:marker-end="Arrow" draw:marker-end-width="0.3cm" draw:textarea-vertical-align="middle" loext:decorative="false"/>
    </style:style>
    <style:style style:name="gr21" style:family="graphic" style:parent-style-name="standard">
      <style:graphic-properties svg:stroke-color="#ffbf00" draw:marker-start="Arrow" draw:marker-start-width="0.3cm" draw:marker-end="Arrow" draw:marker-end-width="0.3cm" draw:textarea-vertical-align="middle" loext:decorative="false"/>
    </style:style>
    <style:style style:name="gr22" style:family="graphic" style:parent-style-name="objectwithoutfill">
      <style:graphic-properties svg:stroke-color="#ff0000" draw:marker-end="Arrow" draw:marker-end-width="0.3cm" draw:fill="none" draw:textarea-vertical-align="middle" loext:decorative="false"/>
    </style:style>
    <style:style style:name="gr23" style:family="graphic" style:parent-style-name="standard">
      <style:graphic-properties svg:stroke-color="#2a6099" draw:fill-color="#333333" draw:textarea-horizontal-align="justify" draw:textarea-vertical-align="middle" draw:auto-grow-height="false" fo:min-height="12.96cm" fo:min-width="7.755cm" loext:decorative="false"/>
    </style:style>
    <style:style style:name="gr24" style:family="graphic" style:parent-style-name="standard">
      <style:graphic-properties svg:stroke-color="#2a6099" draw:textarea-horizontal-align="justify" draw:textarea-vertical-align="middle" draw:auto-grow-height="false" fo:min-height="6.1cm" fo:min-width="5.215cm" loext:decorative="false"/>
    </style:style>
    <style:style style:name="gr25" style:family="graphic" style:parent-style-name="standard">
      <style:graphic-properties svg:stroke-color="#2a6099" draw:fill-color="#492300" draw:textarea-horizontal-align="justify" draw:textarea-vertical-align="middle" draw:auto-grow-height="false" fo:min-height="5.465cm" fo:min-width="4.58cm" loext:decorative="fals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 loext:decorative="false"/>
      <style:paragraph-properties style:writing-mode="lr-tb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pt" style:font-size-asian="12pt" style:font-size-complex="12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text-properties fo:font-size="8pt" style:font-size-asian="8pt" style:font-size-complex="8pt"/>
    </style:style>
    <style:style style:name="P7" style:family="paragraph">
      <loext:graphic-properties draw:fill="none" draw:fill-color="#ffffff"/>
      <style:text-properties fo:font-size="8pt" style:font-size-asian="8pt" style:font-size-complex="8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c9211e" loext:opacity="100%"/>
    </style:style>
    <style:style style:name="P11" style:family="paragraph">
      <loext:graphic-properties draw:fill-color="#333333"/>
      <style:paragraph-properties fo:text-align="center"/>
    </style:style>
    <style:style style:name="P12" style:family="paragraph">
      <loext:graphic-properties draw:fill-color="#492300"/>
      <style:paragraph-properties fo:text-align="center"/>
    </style:style>
    <style:style style:name="P1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style:style style:name="T5" style:family="text">
      <style:text-properties fo:font-size="8pt" fo:font-style="normal" style:font-size-asian="8pt" style:font-style-asian="normal" style:font-size-complex="8pt" style:font-style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GATE Design Web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(Draft, not meant to be included with final project)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VS</text:p>
          </draw:text-box>
        </draw:frame>
        <draw:frame draw:style-name="gr2" draw:text-style-name="P2" draw:layer="layout" svg:width="5.901cm" svg:height="0.962cm" svg:x="11.244cm" svg:y="3.483cm">
          <draw:text-box>
            <text:p>Physiology (PHYS)</text:p>
          </draw:text-box>
        </draw:frame>
        <draw:frame draw:style-name="gr2" draw:text-style-name="P2" draw:layer="layout" svg:width="6.254cm" svg:height="0.962cm" svg:x="1.366cm" svg:y="10.16cm">
          <draw:text-box>
            <text:p>Psychology (PSYC) </text:p>
          </draw:text-box>
        </draw:frame>
        <draw:frame draw:style-name="gr2" draw:text-style-name="P2" draw:layer="layout" svg:width="5.794cm" svg:height="0.962cm" svg:x="19.606cm" svg:y="10.16cm">
          <draw:text-box>
            <text:p>Stimulatory (STIM)</text:p>
          </draw:text-box>
        </draw:frame>
        <draw:line draw:style-name="gr3" draw:text-style-name="P3" draw:layer="layout" svg:x1="12.7cm" svg:y1="4.445cm" svg:x2="6.35cm" svg:y2="9.525cm">
          <text:p/>
        </draw:line>
        <draw:line draw:style-name="gr3" draw:text-style-name="P3" draw:layer="layout" svg:x1="7.62cm" svg:y1="10.795cm" svg:x2="19.05cm" svg:y2="10.795cm">
          <text:p/>
        </draw:line>
        <draw:line draw:style-name="gr3" draw:text-style-name="P3" draw:layer="layout" svg:x1="15.24cm" svg:y1="4.445cm" svg:x2="20.955cm" svg:y2="9.525cm">
          <text:p/>
        </draw:lin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VS</text:p>
          </draw:text-box>
        </draw:frame>
        <draw:frame draw:style-name="gr2" draw:text-style-name="P4" xml:id="id8" draw:id="id8" draw:layer="layout" svg:width="2.196cm" svg:height="1.199cm" svg:x="4.483cm" svg:y="10.866cm">
          <draw:text-box>
            <text:p><text:span text:style-name="T1">Certainty</text:span></text:p>
            <text:p><text:span text:style-name="T1"><text:tab/></text:span></text:p>
          </draw:text-box>
        </draw:frame>
        <draw:frame draw:style-name="gr2" draw:text-style-name="P4" xml:id="id1" draw:id="id1" draw:layer="layout" svg:width="2.337cm" svg:height="1.199cm" svg:x="12.453cm" svg:y="3.952cm">
          <draw:text-box>
            <text:p><text:span text:style-name="T1">Hygienics</text:span></text:p>
            <text:p><text:span text:style-name="T1"/></text:p>
          </draw:text-box>
        </draw:frame>
        <draw:frame draw:style-name="gr2" draw:text-style-name="P4" xml:id="id5" draw:id="id5" draw:layer="layout" svg:width="2.219cm" svg:height="1.199cm" svg:x="20.004cm" svg:y="9.525cm">
          <draw:text-box>
            <text:p><text:span text:style-name="T1">Currency</text:span></text:p>
            <text:p text:style-name="P5"><text:span text:style-name="T2"/></text:p>
          </draw:text-box>
        </draw:frame>
        <draw:frame draw:style-name="gr2" draw:text-style-name="P7" xml:id="id6" draw:id="id6" draw:layer="layout" svg:width="13.03cm" svg:height="8.201cm" svg:x="0cm" svg:y="0.054cm">
          <draw:text-box>
            <text:p text:style-name="P6"><text:span text:style-name="T3">Each EVS block can be noted to have four IVS values.</text:span></text:p>
            <text:p text:style-name="P6"><text:span text:style-name="T3">They are all applicable to be used for and to be changed by Event checks.</text:span></text:p>
            <text:p text:style-name="P6"><text:span text:style-name="T3">However, as a broader stroke of design, they may also be categorized into a few types.</text:span></text:p>
            <text:p text:style-name="P6"><text:span text:style-name="T3">This does not override their unique relationships, but it should provide insight into their function.</text:span></text:p>
            <text:p text:style-name="P6"><text:span text:style-name="T3">To reiterate, this is </text:span><text:span text:style-name="T4">not</text:span><text:span text:style-name="T5"> an overall description of how each functions.</text:span></text:p>
            <text:p text:style-name="P6"><text:span text:style-name="T5">Consult the relationship charts for deeper insights.</text:span></text:p>
            <text:p text:style-name="P6"><text:span text:style-name="T3"/></text:p>
            <text:p text:style-name="P6"><text:span text:style-name="T3">One is primarily responsible for the “fluidity” of the overall EVS block.</text:span></text:p>
            <text:p text:style-name="P6"><text:span text:style-name="T3">High values in this category will increase the overall rate of change of other values in the block.</text:span></text:p>
            <text:p text:style-name="P6"><text:span text:style-name="T6">IVS values that fall into this category are Musculoskeletal, Stability, and Superordinance</text:span><text:span text:style-name="T3">.</text:span></text:p>
            <text:p text:style-name="P6"><text:span text:style-name="T3"/></text:p>
            <text:p text:style-name="P6"><text:span text:style-name="T3">One is primarily responsible for the “growth rate” of the overall EVS block.</text:span></text:p>
            <text:p text:style-name="P6"><text:span text:style-name="T3">High values in this category will primarily increase the rate at which other values in the block grow.</text:span></text:p>
            <text:p text:style-name="P6"><text:span text:style-name="T6">IVS values that fall into this category are Dietetics, Certainty, and Focus</text:span><text:span text:style-name="T3">.</text:span></text:p>
            <text:p text:style-name="P6"><text:span text:style-name="T3"/></text:p>
            <text:p text:style-name="P6"><text:span text:style-name="T3">One is primarily responsible for the “decay rate” of the overall EVS block.</text:span></text:p>
            <text:p text:style-name="P6"><text:span text:style-name="T3">High values in this category will primarily decrease the rate at which other values in the block decay.</text:span></text:p>
            <text:p text:style-name="P6"><text:span text:style-name="T3">IVS values that fall into this category are Identity, Immunology, and Currency.</text:span></text:p>
            <text:p text:style-name="P6"><text:span text:style-name="T3"/></text:p>
            <text:p text:style-name="P6"><text:span text:style-name="T3">One is primarily responsible for interacting with statistics outside of the EVS block.</text:span></text:p>
            <text:p text:style-name="P6"><text:span text:style-name="T3">High values in this category primarily provide unique benefits to related statistics.</text:span></text:p>
            <text:p text:style-name="P6"><text:span text:style-name="T3">IVS values that fall into this category are Serenity, Hygienics, and Passion.</text:span></text:p>
            <text:p text:style-name="P6"><text:span text:style-name="T3"/></text:p>
            <text:p text:style-name="P6"><text:span text:style-name="T3"/></text:p>
            <text:p text:style-name="P6"><text:span text:style-name="T3"/></text:p>
          </draw:text-box>
        </draw:frame>
        <draw:frame draw:style-name="gr2" draw:text-style-name="P4" xml:id="id13" draw:id="id13" draw:layer="layout" svg:width="1.867cm" svg:height="0.725cm" svg:x="4.483cm" svg:y="11.975cm">
          <draw:text-box>
            <text:p><text:span text:style-name="T1">Identity</text:span></text:p>
          </draw:text-box>
        </draw:frame>
        <draw:frame draw:style-name="gr2" draw:text-style-name="P4" xml:id="id9" draw:id="id9" draw:layer="layout" svg:width="2.055cm" svg:height="0.725cm" svg:x="4.445cm" svg:y="13.245cm">
          <draw:text-box>
            <text:p><text:span text:style-name="T1">Serenity</text:span></text:p>
          </draw:text-box>
        </draw:frame>
        <draw:frame draw:style-name="gr2" draw:text-style-name="P4" xml:id="id7" draw:id="id7" draw:layer="layout" svg:width="1.984cm" svg:height="0.725cm" svg:x="4.445cm" svg:y="9.525cm">
          <draw:text-box>
            <text:p><text:span text:style-name="T1">Stability</text:span></text:p>
          </draw:text-box>
        </draw:frame>
        <draw:frame draw:style-name="gr2" draw:text-style-name="P4" xml:id="id12" draw:id="id12" draw:layer="layout" svg:width="2.808cm" svg:height="1.199cm" svg:x="12.432cm" svg:y="5.151cm">
          <draw:text-box>
            <text:p text:style-name="P5"><text:span text:style-name="T1">Immunology</text:span></text:p>
            <text:p text:style-name="P5"><text:span text:style-name="T1"/></text:p>
          </draw:text-box>
        </draw:frame>
        <draw:frame draw:style-name="gr2" draw:text-style-name="P4" xml:id="id11" draw:id="id11" draw:layer="layout" svg:width="3.514cm" svg:height="1.199cm" svg:x="12.065cm" svg:y="6.739cm">
          <draw:text-box>
            <text:p text:style-name="P5"><text:span text:style-name="T1">Musculoskeletal</text:span></text:p>
            <text:p text:style-name="P5"><text:span text:style-name="T1"/></text:p>
          </draw:text-box>
        </draw:frame>
        <draw:frame draw:style-name="gr2" draw:text-style-name="P2" xml:id="id10" draw:id="id10" draw:layer="layout" svg:width="2.125cm" svg:height="0.725cm" svg:x="12.596cm" svg:y="7.947cm">
          <draw:text-box>
            <text:p text:style-name="P5"><text:span text:style-name="T1">Dietetics</text:span></text:p>
          </draw:text-box>
        </draw:frame>
        <draw:frame draw:style-name="gr2" draw:text-style-name="P4" xml:id="id4" draw:id="id4" draw:layer="layout" svg:width="1.655cm" svg:height="1.199cm" svg:x="20.004cm" svg:y="10.795cm">
          <draw:text-box>
            <text:p text:style-name="P5"><text:span text:style-name="T1">Focus</text:span></text:p>
            <text:p text:style-name="P5"><text:span text:style-name="T2"/></text:p>
          </draw:text-box>
        </draw:frame>
        <draw:frame draw:style-name="gr4" draw:text-style-name="P8" xml:id="id2" draw:id="id2" draw:layer="layout" svg:width="2.54cm" svg:height="0.725cm" svg:x="20.004cm" svg:y="12.065cm">
          <draw:text-box>
            <text:p text:style-name="P5"><text:span text:style-name="T2">Passion</text:span></text:p>
          </draw:text-box>
        </draw:frame>
        <draw:frame draw:style-name="gr2" draw:text-style-name="P2" xml:id="id3" draw:id="id3" draw:layer="layout" svg:width="3.491cm" svg:height="0.725cm" svg:x="20.004cm" svg:y="13.245cm">
          <draw:text-box>
            <text:p text:style-name="P5"><text:span text:style-name="T2">Superordinance</text:span></text:p>
          </draw:text-box>
        </draw:frame>
        <draw:connector draw:style-name="gr5" draw:text-style-name="P3" draw:layer="layout" svg:x1="14.79cm" svg:y1="4.551cm" svg:x2="20.004cm" svg:y2="12.427cm" draw:start-shape="id1" draw:end-shape="id2" svg:d="M14790 4551h2607v7876h2607" svg:viewBox="0 0 5215 7877">
          <text:p/>
        </draw:connector>
        <draw:connector draw:style-name="gr6" draw:text-style-name="P3" draw:layer="layout" svg:x1="20.004cm" svg:y1="13.607cm" svg:x2="14.79cm" svg:y2="4.551cm" draw:start-shape="id3" draw:end-shape="id1" svg:d="M20004 13607h-2607v-9056h-2607" svg:viewBox="0 0 5215 9057">
          <text:p/>
        </draw:connector>
        <draw:connector draw:style-name="gr7" draw:text-style-name="P3" draw:layer="layout" svg:x1="20.004cm" svg:y1="11.394cm" svg:x2="14.79cm" svg:y2="4.551cm" draw:start-shape="id4" draw:end-shape="id1" svg:d="M20004 11394h-2607v-6843h-2607" svg:viewBox="0 0 5215 6844">
          <text:p/>
        </draw:connector>
        <draw:connector draw:style-name="gr8" draw:text-style-name="P3" draw:layer="layout" svg:x1="20.004cm" svg:y1="10.124cm" svg:x2="14.79cm" svg:y2="4.551cm" draw:start-shape="id5" draw:end-shape="id1" svg:d="M20004 10124h-2607v-5573h-2607" svg:viewBox="0 0 5215 5574">
          <text:p/>
        </draw:connector>
        <draw:connector draw:style-name="gr9" draw:text-style-name="P3" draw:layer="layout" svg:x1="13.03cm" svg:y1="4.154cm" svg:x2="13.03cm" svg:y2="4.154cm" draw:start-shape="id6" draw:start-glue-point="1" draw:end-shape="id6" svg:d="M13030 4154z" svg:viewBox="0 0 1 1">
          <text:p/>
        </draw:connector>
        <draw:connector draw:style-name="gr10" draw:text-style-name="P3" draw:layer="layout" svg:x1="12.453cm" svg:y1="4.551cm" svg:x2="6.429cm" svg:y2="9.887cm" draw:start-shape="id1" draw:start-glue-point="3" draw:end-shape="id7" svg:d="M12453 4551h-3012v5336h-3012" svg:viewBox="0 0 6025 5337">
          <text:p/>
        </draw:connector>
        <draw:connector draw:style-name="gr10" draw:text-style-name="P3" draw:layer="layout" svg:x1="12.453cm" svg:y1="4.551cm" svg:x2="6.679cm" svg:y2="11.465cm" draw:start-shape="id1" draw:end-shape="id8" svg:d="M12453 4551h-2887v6914h-2887" svg:viewBox="0 0 5775 6915">
          <text:p/>
        </draw:connector>
        <draw:line draw:style-name="gr11" draw:text-style-name="P3" draw:layer="layout" svg:x1="6.35cm" svg:y1="12.065cm" svg:x2="10.795cm" svg:y2="12.065cm">
          <text:p/>
        </draw:line>
        <draw:line draw:style-name="gr11" draw:text-style-name="P3" draw:layer="layout" svg:x1="10.795cm" svg:y1="12.09cm" svg:x2="10.795cm" svg:y2="4.216cm">
          <text:p/>
        </draw:line>
        <draw:line draw:style-name="gr10" draw:text-style-name="P3" draw:layer="layout" svg:x1="10.795cm" svg:y1="4.216cm" svg:x2="12.7cm" svg:y2="4.216cm">
          <text:p/>
        </draw:line>
        <draw:connector draw:style-name="gr10" draw:text-style-name="P3" draw:layer="layout" svg:x1="12.453cm" svg:y1="4.551cm" svg:x2="6.5cm" svg:y2="13.607cm" draw:start-shape="id1" draw:end-shape="id9" svg:d="M12453 4551h-2976v9056h-2977" svg:viewBox="0 0 5954 9057">
          <text:p/>
        </draw:connector>
        <draw:connector draw:style-name="gr10" draw:text-style-name="P3" draw:layer="layout" svg:x1="12.596cm" svg:y1="8.309cm" svg:x2="6.679cm" svg:y2="11.465cm" draw:start-shape="id10" draw:end-shape="id8" svg:d="M12596 8309h-2958v3156h-2959" svg:viewBox="0 0 5918 3157">
          <text:p/>
        </draw:connector>
        <draw:connector draw:style-name="gr12" draw:text-style-name="P3" draw:layer="layout" svg:x1="15.579cm" svg:y1="7.338cm" svg:x2="20.004cm" svg:y2="12.427cm" draw:start-shape="id11" draw:end-shape="id2" svg:d="M15579 7338h2213v5089h2212" svg:viewBox="0 0 4426 5090">
          <text:p/>
        </draw:connector>
        <draw:connector draw:style-name="gr12" draw:text-style-name="P3" draw:layer="layout" svg:x1="15.579cm" svg:y1="7.338cm" svg:x2="20.004cm" svg:y2="11.394cm" draw:start-shape="id11" draw:end-shape="id4" svg:d="M15579 7338h2213v4056h2212" svg:viewBox="0 0 4426 4057">
          <text:p/>
        </draw:connector>
        <draw:connector draw:style-name="gr12" draw:text-style-name="P3" draw:layer="layout" svg:x1="14.721cm" svg:y1="8.309cm" svg:x2="20.004cm" svg:y2="11.394cm" draw:start-shape="id10" draw:end-shape="id4" svg:d="M14721 8309h2642v3085h2641" svg:viewBox="0 0 5284 3086">
          <text:p/>
        </draw:connector>
        <draw:connector draw:style-name="gr12" draw:text-style-name="P3" draw:layer="layout" svg:x1="15.579cm" svg:y1="7.338cm" svg:x2="15.24cm" svg:y2="5.75cm" draw:start-shape="id11" draw:end-shape="id12" svg:d="M15579 7338h500v-1588h-839" svg:viewBox="0 0 840 1589">
          <text:p/>
        </draw:connector>
        <draw:line draw:style-name="gr13" draw:text-style-name="P3" draw:layer="layout" svg:x1="16.078cm" svg:y1="8.309cm" svg:x2="16.078cm" svg:y2="7.338cm">
          <text:p/>
        </draw:line>
        <draw:connector draw:style-name="gr14" draw:text-style-name="P3" draw:layer="layout" svg:x1="12.065cm" svg:y1="7.338cm" svg:x2="6.35cm" svg:y2="12.337cm" draw:start-shape="id11" draw:end-shape="id13" svg:d="M12065 7338h-2857v4999h-2858" svg:viewBox="0 0 5716 5000">
          <text:p/>
        </draw:connector>
        <draw:connector draw:style-name="gr15" draw:text-style-name="P3" draw:layer="layout" svg:x1="6.5cm" svg:y1="13.607cm" svg:x2="20.004cm" svg:y2="11.394cm" draw:start-shape="id9" draw:end-shape="id4" draw:end-glue-point="3" svg:d="M6500 13607h6752v-2213h6752" svg:viewBox="0 0 13505 2214">
          <text:p/>
        </draw:connector>
        <draw:connector draw:style-name="gr16" draw:text-style-name="P10" draw:layer="layout" svg:x1="20.004cm" svg:y1="12.427cm" svg:x2="6.679cm" svg:y2="11.465cm" draw:start-shape="id2" draw:end-shape="id8" svg:d="M20004 12427h-6662v-962h-6663" svg:viewBox="0 0 13326 963">
          <text:p text:style-name="P9"><text:span text:style-name="T7"/></text:p>
        </draw:connector>
        <draw:line draw:style-name="gr17" draw:text-style-name="P9" draw:layer="layout" svg:x1="13.97cm" svg:y1="5.715cm" svg:x2="13.97cm" svg:y2="6.739cm">
          <text:p/>
        </draw:line>
        <draw:line draw:style-name="gr17" draw:text-style-name="P9" draw:layer="layout" svg:x1="13.335cm" svg:y1="5.715cm" svg:x2="13.335cm" svg:y2="7.938cm">
          <text:p/>
        </draw:line>
        <draw:line draw:style-name="gr18" draw:text-style-name="P9" draw:layer="layout" svg:x1="13.97cm" svg:y1="4.445cm" svg:x2="13.97cm" svg:y2="5.151cm">
          <text:p/>
        </draw:line>
        <draw:line draw:style-name="gr19" draw:text-style-name="P3" draw:layer="layout" svg:x1="19.685cm" svg:y1="9.887cm" svg:x2="6.35cm" svg:y2="9.887cm">
          <text:p/>
        </draw:line>
        <draw:connector draw:style-name="gr19" draw:text-style-name="P3" draw:layer="layout" svg:x1="20.004cm" svg:y1="10.124cm" svg:x2="6.679cm" svg:y2="11.465cm" draw:start-shape="id5" draw:end-shape="id8" svg:d="M20004 10124h-6662v1341h-6663" svg:viewBox="0 0 13326 1342">
          <text:p/>
        </draw:connector>
        <draw:line draw:style-name="gr20" draw:text-style-name="P9" draw:layer="layout" svg:x1="5.715cm" svg:y1="10.25cm" svg:x2="5.715cm" svg:y2="13.245cm">
          <text:p/>
        </draw:line>
        <draw:line draw:style-name="gr20" draw:text-style-name="P9" draw:layer="layout" svg:x1="5.08cm" svg:y1="10.16cm" svg:x2="5.08cm" svg:y2="10.866cm">
          <text:p/>
        </draw:line>
        <draw:line draw:style-name="gr20" draw:text-style-name="P9" draw:layer="layout" svg:x1="5.08cm" svg:y1="10.25cm" svg:x2="5.08cm" svg:y2="12.065cm">
          <text:p/>
        </draw:line>
        <draw:line draw:style-name="gr21" draw:text-style-name="P9" draw:layer="layout" svg:x1="20.955cm" svg:y1="10.795cm" svg:x2="20.955cm" svg:y2="13.245cm">
          <text:p/>
        </draw:line>
        <draw:line draw:style-name="gr21" draw:text-style-name="P9" draw:layer="layout" svg:x1="20.32cm" svg:y1="10.16cm" svg:x2="20.32cm" svg:y2="10.724cm">
          <text:p/>
        </draw:line>
        <draw:line draw:style-name="gr21" draw:text-style-name="P9" draw:layer="layout" svg:x1="20.32cm" svg:y1="11.43cm" svg:x2="20.32cm" svg:y2="13.335cm">
          <text:p/>
        </draw:line>
        <draw:line draw:style-name="gr21" draw:text-style-name="P9" draw:layer="layout" svg:x1="21.59cm" svg:y1="12.79cm" svg:x2="21.59cm" svg:y2="13.335cm">
          <text:p/>
        </draw:line>
        <draw:line draw:style-name="gr21" draw:text-style-name="P9" draw:layer="layout" svg:x1="22.225cm" svg:y1="10.16cm" svg:x2="22.225cm" svg:y2="13.245cm">
          <text:p/>
        </draw:line>
        <draw:line draw:style-name="gr21" draw:text-style-name="P9" draw:layer="layout" svg:x1="21.59cm" svg:y1="11.43cm" svg:x2="21.59cm" svg:y2="11.994cm">
          <text:p/>
        </draw:line>
        <draw:line draw:style-name="gr22" draw:text-style-name="P3" draw:layer="layout" svg:x1="13.97cm" svg:y1="8.226cm" svg:x2="13.97cm" svg:y2="7.264cm">
          <text:p/>
        </draw:line>
        <draw:line draw:style-name="gr20" draw:text-style-name="P9" draw:layer="layout" svg:x1="5.715cm" svg:y1="11.43cm" svg:x2="5.715cm" svg:y2="12.065cm">
          <text:p/>
        </draw:line>
        <draw:line draw:style-name="gr20" draw:text-style-name="P9" draw:layer="layout" svg:x1="4.445cm" svg:y1="13.335cm" svg:x2="4.445cm" svg:y2="11.43cm">
          <text:p/>
        </draw:lin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-0.635cm" presentation:class="title" presentation:user-transformed="true">
          <draw:text-box>
            <text:p>Layout</text:p>
          </draw:text-box>
        </draw:frame>
        <draw:custom-shape draw:style-name="gr23" draw:text-style-name="P11" draw:layer="layout" svg:width="8.255cm" svg:height="13.21cm" svg:x="9.525cm" svg:y="2.54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9" draw:layer="layout" svg:width="5.715cm" svg:height="6.35cm" svg:x="20.955cm" svg:y="9.52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2" draw:layer="layout" svg:width="5.08cm" svg:height="5.715cm" svg:x="1.905cm" svg:y="10.1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7.349cm" svg:height="0.725cm" svg:x="9.525cm" svg:y="3.483cm">
          <draw:text-box>
            <text:p text:style-name="P13"><text:span text:style-name="T1">Door occupies most of screen space</text:span></text:p>
          </draw:text-box>
        </draw:frame>
        <draw:frame draw:style-name="gr2" draw:text-style-name="P4" draw:layer="layout" svg:width="6.338cm" svg:height="1.673cm" svg:x="20.955cm" svg:y="7.62cm">
          <draw:text-box>
            <text:p><text:span text:style-name="T1">Phone shows selection of apps</text:span></text:p>
            <text:p><text:span text:style-name="T1">(primarily: GA and Social)</text:span><text:span text:style-name="T1"><text:line-break/></text:span><text:span text:style-name="T1">(potentially diagnosis menu?)</text:span></text:p>
          </draw:text-box>
        </draw:frame>
        <draw:frame draw:style-name="gr2" draw:text-style-name="P4" draw:layer="layout" svg:width="5.045cm" svg:height="1.673cm" svg:x="1.905cm" svg:y="8.255cm">
          <draw:text-box>
            <text:p><text:span text:style-name="T1">Diagnostic pamphlet</text:span></text:p>
            <text:p><text:span text:style-name="T1">and patient spreadsheet</text:span></text:p>
            <text:p><text:span text:style-name="T1">on clipboard</text:span></text:p>
          </draw:text-box>
        </draw:frame>
        <draw:frame draw:style-name="gr26" draw:text-style-name="P7" draw:layer="layout" svg:width="9.525cm" svg:height="5.021cm" svg:x="0cm" svg:y="1.107cm">
          <draw:text-box>
            <text:p><text:span text:style-name="T3">When either the clipboard or an app on the phone, they zoom out.</text:span></text:p>
            <text:p><text:span text:style-name="T3">This occupies the full screen, and restricts the player/employee from being able to view the door, clipboard, and phone at the same time while attempting to understand the situation better or perform any meaningful actions.</text:span></text:p>
            <text:p><text:span text:style-name="T3"/></text:p>
            <text:p><text:span text:style-name="T3">The clipboard features a dossier for the patient and a standardized diagnostic manual. The dossier includes some basic facts about the patient, but may feature inaccuracies. The diagnostic manual is generally accurate, but is worded in a way that is unsympathetic towards those with the listed diagnoses. Potentially may add feature for player/employee to draw on clipboard?</text:span></text:p>
            <text:p><text:span text:style-name="T3"/></text:p>
            <text:p><text:span text:style-name="T3">Cell phone features multiple apps, including Guardian Angel and a social media app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4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4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4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1T10:33:32.581000000</meta:creation-date>
    <dc:date>2024-12-11T13:44:09.652000000</dc:date>
    <meta:editing-duration>PT1H37M50S</meta:editing-duration>
    <meta:editing-cycles>4</meta:editing-cycles>
    <meta:generator>LibreOffice/24.8.3.2$Windows_X86_64 LibreOffice_project/48a6bac9e7e268aeb4c3483fcf825c94556d9f92</meta:generator>
    <meta:document-statistic meta:object-count="99"/>
  </office:meta>
</office:document-meta>
</file>